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7ff1" officeooo:paragraph-rsid="000c7ff1"/>
    </style:style>
    <style:style style:name="P2" style:family="paragraph" style:parent-style-name="Standard">
      <style:text-properties officeooo:rsid="000c7ff1" officeooo:paragraph-rsid="000c7ff1"/>
    </style:style>
    <style:style style:name="P3" style:family="paragraph" style:parent-style-name="Standard">
      <style:text-properties style:text-line-through-style="solid" style:text-line-through-type="single" officeooo:rsid="000c7ff1" officeooo:paragraph-rsid="000c7ff1"/>
    </style:style>
    <style:style style:name="P4" style:family="paragraph" style:parent-style-name="Standard">
      <style:text-properties officeooo:rsid="000e6937" officeooo:paragraph-rsid="000e6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Write a create_team function</text:p>
      <text:p text:style-name="P1">Modify 'create_league' function in model to call the create team function</text:p>
      <text:p text:style-name="P4">Modify the create_league process to generate a random number instead of auto incrementing</text:p>
      <text:p text:style-name="P4"><text:tab/>change the database schema</text:p>
      <text:p text:style-name="P4"><text:tab/>change the functions in the cod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9S</meta:editing-duration>
    <meta:editing-cycles>4</meta:editing-cycles>
    <meta:generator>LibreOffice/5.1.3.2$Windows_x86 LibreOffice_project/644e4637d1d8544fd9f56425bd6cec110e49301b</meta:generator>
    <dc:date>2016-12-20T15:53:03.030000000</dc:date>
    <meta:document-statistic meta:table-count="0" meta:image-count="0" meta:object-count="0" meta:page-count="1" meta:paragraph-count="5" meta:word-count="38" meta:character-count="250" meta:non-whitespace-character-count="215"/>
    <meta:user-defined meta:name="Info 1"/>
    <meta:user-defined meta:name="Info 2"/>
    <meta:user-defined meta:name="Info 3"/>
    <meta:user-defined meta:name="Info 4"/>
  </office:meta>
</office:document-meta>
</file>